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13.998cm"/>
    </style:style>
    <style:style style:name="co4" style:family="table-column">
      <style:table-column-properties fo:break-before="auto" style:column-width="11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fs</text:p>
          </table:table-cell>
          <table:table-cell table:style-name="ce3" office:value-type="string" calcext:value-type="string">
            <text:p>Supply 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C</text:p>
          </table:table-cell>
          <table:table-cell/>
          <table:table-cell office:value-type="string" calcext:value-type="string">
            <text:p>Nokia battery BL-4C</text:p>
          </table:table-cell>
          <table:table-cell office:value-type="string" calcext:value-type="string">
            <text:p>BAT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,5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2p/50V NPO SAM 5%</text:p>
          </table:table-cell>
          <table:table-cell office:value-type="string" calcext:value-type="string">
            <text:p>C401 C402</text:p>
          </table:table-cell>
          <table:table-cell office:value-type="string" calcext:value-type="string">
            <text:p><text:a xlink:href="http://www.gme.cz/cks0805-12p-50v-npo-sam-5-p906-005" xlink:type="simple">http://www.gme.cz/cks0805-12p-50v-npo-sam-5-p906-00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8p/50V NPO YAG 5%</text:p>
          </table:table-cell>
          <table:table-cell office:value-type="string" calcext:value-type="string">
            <text:p>C403 C404</text:p>
          </table:table-cell>
          <table:table-cell office:value-type="string" calcext:value-type="string">
            <text:p><text:a xlink:href="http://www.gme.cz/cks0805-18p-50v-npo-yag-5-p906-010" xlink:type="simple">http://www.gme.cz/cks0805-18p-50v-npo-yag-5-p906-010</text:a>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00n/50V X7R YAG 10%</text:p>
          </table:table-cell>
          <table:table-cell office:value-type="string" calcext:value-type="string">
            <text:p>C405 C406 C407 C408 C409 C410 C411 C412 C413 C501</text:p>
          </table:table-cell>
          <table:table-cell office:value-type="string" calcext:value-type="string">
            <text:p><text:a xlink:href="http://www.gme.cz/cks0805-100n-50v-x7r-yag-10-p906-096" xlink:type="simple">http://www.gme.cz/cks0805-100n-50v-x7r-yag-10-p906-096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1u/50V X7R HIT 10%</text:p>
          </table:table-cell>
          <table:table-cell office:value-type="string" calcext:value-type="string">
            <text:p>C302 C303 C304 C311 C312</text:p>
          </table:table-cell>
          <table:table-cell office:value-type="string" calcext:value-type="string">
            <text:p><text:a xlink:href="http://www.gme.cz/cks1206-1u-50v-x7r-hit-10-p905-014" xlink:type="simple">http://www.gme.cz/cks1206-1u-50v-x7r-hit-10-p905-014</text:a>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u/25V X7R YAG 10%</text:p>
          </table:table-cell>
          <table:table-cell office:value-type="string" calcext:value-type="string">
            <text:p>C305 C306 C307 C308 C309 C310</text:p>
          </table:table-cell>
          <table:table-cell office:value-type="string" calcext:value-type="string">
            <text:p><text:a xlink:href="http://www.gme.cz/cks0805-1u-25v-x7r-yag-10-p905-183" xlink:type="simple">http://www.gme.cz/cks0805-1u-25v-x7r-yag-10-p905-183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4,7u/16V X7R HIT 10%</text:p>
          </table:table-cell>
          <table:table-cell office:value-type="string" calcext:value-type="string">
            <text:p>C201 C202 C203 C204 C301</text:p>
          </table:table-cell>
          <table:table-cell office:value-type="string" calcext:value-type="string">
            <text:p><text:a xlink:href="http://www.gme.cz/cks1206-4-7u-16v-x7r-hit-10-p905-195" xlink:type="simple">http://www.gme.cz/cks1206-4-7u-16v-x7r-hit-10-p905-19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PS1L30U</text:p>
          </table:table-cell>
          <table:table-cell office:value-type="string" calcext:value-type="string">
            <text:p>DO-214AA(SMB)</text:p>
          </table:table-cell>
          <table:table-cell office:value-type="string" calcext:value-type="string">
            <text:p>STMICROELECTRONICS - STPS1L30U - DIODE, SCHOTTKY, 1A, 30V, SMD, SMB</text:p>
          </table:table-cell>
          <table:table-cell office:value-type="string" calcext:value-type="string">
            <text:p>D202 D203</text:p>
          </table:table-cell>
          <table:table-cell office:value-type="string" calcext:value-type="string">
            <text:p><text:a xlink:href="http://cz.farnell.com/jsp/search/productdetail.jsp?SKU=1467550" xlink:type="simple">http://cz.farnell.com/jsp/search/productdetail.jsp?SKU=1467550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ON SEMICONDUCTOR - MBR0530T1G - DIODE, SCHOTTKY, 0.5A, 30V, SOD-123</text:p>
          </table:table-cell>
          <table:table-cell office:value-type="string" calcext:value-type="string">
            <text:p>D302 D401</text:p>
          </table:table-cell>
          <table:table-cell office:value-type="string" calcext:value-type="string">
            <text:p><text:a xlink:href="http://cz.farnell.com/jsp/search/productdetail.jsp?SKU=1431036" xlink:type="simple">http://cz.farnell.com/jsp/search/productdetail.jsp?SKU=1431036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_RGB_AN</text:p>
          </table:table-cell>
          <table:table-cell table:style-name="ce4" office:value-type="string" calcext:value-type="string">
            <text:p>WURTH_LED4SMD</text:p>
          </table:table-cell>
          <table:table-cell office:value-type="string" calcext:value-type="string">
            <text:p>WURTH ELEKTRONIK - 150141M173100 - LED, 1411, RGB, 270MCD/950MCD/230MCD</text:p>
          </table:table-cell>
          <table:table-cell office:value-type="string" calcext:value-type="string">
            <text:p>D402 D403 D404 D201</text:p>
          </table:table-cell>
          <table:table-cell office:value-type="string" calcext:value-type="string">
            <text:p><text:a xlink:href="http://cz.farnell.com/jsp/search/productdetail.jsp?SKU=2322115" xlink:type="simple">http://cz.farnell.com/jsp/search/productdetail.jsp?SKU=232211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30SWFILM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STMICROELECTRONICS - BAT30SWFILM - DIODE, SCHOTTKY, 30V, DUAL SOT-323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<text:a xlink:href="http://cz.farnell.com/jsp/search/productdetail.jsp?SKU=1749247" xlink:type="simple">http://cz.farnell.com/jsp/search/productdetail.jsp?SKU=174924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Tlumivka SMD FASTRON TL.22µH SMD 10%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<text:a xlink:href="http://www.gme.cz/tlumivka-smd-fastron-tl-22uh-smd-10-p965-011" xlink:type="simple">http://www.gme.cz/tlumivka-smd-fastron-tl-22uh-smd-10-p965-01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1PIN_SMD</text:p>
          </table:table-cell>
          <table:table-cell office:value-type="string" calcext:value-type="string">
            <text:p>(RTC test point)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strip_2</text:p>
          </table:table-cell>
          <table:table-cell office:value-type="string" calcext:value-type="string">
            <text:p>(Motor)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0</text:p>
          </table:table-cell>
          <table:table-cell table:style-name="ce4" office:value-type="string" calcext:value-type="string">
            <text:p>PINARRAY_10P_2MM_SMD</text:p>
          </table:table-cell>
          <table:table-cell office:value-type="string" calcext:value-type="string">
            <text:p>Dutinková lišta BTK1N10, 2mm*10pin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<text:a xlink:href="http://www.gme.cz/dutinkova-lista-btk1n10-p832-257" xlink:type="simple">http://www.gme.cz/dutinkova-lista-btk1n10-p832-25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9</text:p>
          </table:table-cell>
          <table:table-cell office:value-type="string" calcext:value-type="string">
            <text:p>SOT23EBC</text:p>
          </table:table-cell>
          <table:table-cell office:value-type="string" calcext:value-type="string">
            <text:p>BC849C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<text:a xlink:href="http://www.gme.cz/bc849c-p912-012" xlink:type="simple">http://www.gme.cz/bc849c-p912-0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1304BDL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VISHAY SILICONIX - SI1304BDL-T1-E3 - MOSFET, N CH, 30V, 0.9A, SC-70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<text:a xlink:href="http://cz.farnell.com/jsp/search/productdetail.jsp?SKU=2101433" xlink:type="simple">http://cz.farnell.com/jsp/search/productdetail.jsp?SKU=2101433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R3 1%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<text:a xlink:href="http://www.gme.cz/r0603-3r3-1-p901-712" xlink:type="simple">http://www.gme.cz/r0603-3r3-1-p901-7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R 1%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<text:a xlink:href="http://www.gme.cz/r0603-33r-1-p901-477" xlink:type="simple">http://www.gme.cz/r0603-33r-1-p901-477</text:a>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0R 1%</text:p>
          </table:table-cell>
          <table:table-cell office:value-type="string" calcext:value-type="string">
            <text:p>R403 R405 R406 R408 R409 R411 R202 R203</text:p>
          </table:table-cell>
          <table:table-cell office:value-type="string" calcext:value-type="string">
            <text:p><text:a xlink:href="http://www.gme.cz/r0603-330r-1-p901-493" xlink:type="simple">http://www.gme.cz/r0603-330r-1-p901-493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0R 1%</text:p>
          </table:table-cell>
          <table:table-cell office:value-type="string" calcext:value-type="string">
            <text:p>R404 R407 R410 R201</text:p>
          </table:table-cell>
          <table:table-cell office:value-type="string" calcext:value-type="string">
            <text:p><text:a xlink:href="http://www.gme.cz/r0603-470r-1-p901-495" xlink:type="simple">http://www.gme.cz/r0603-470r-1-p901-49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K7 1%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<text:a xlink:href="http://www.gme.cz/r0603-4k7-1-p901-509" xlink:type="simple">http://www.gme.cz/r0603-4k7-1-p901-509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10K 1%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<text:a xlink:href="http://www.gme.cz/r0603-10k-1-p901-399" xlink:type="simple">http://www.gme.cz/r0603-10k-1-p901-399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K 1%</text:p>
          </table:table-cell>
          <table:table-cell office:value-type="string" calcext:value-type="string">
            <text:p>R205 R206</text:p>
          </table:table-cell>
          <table:table-cell office:value-type="string" calcext:value-type="string">
            <text:p><text:a xlink:href="http://www.gme.cz/r0603-47k-1-p901-522" xlink:type="simple">http://www.gme.cz/r0603-47k-1-p901-52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1014BF180QG</text:p>
          </table:table-cell>
          <table:table-cell table:style-name="ce4" office:value-type="string" calcext:value-type="string">
            <text:p>PUSH_SMD_TL1014</text:p>
          </table:table-cell>
          <table:table-cell office:value-type="string" calcext:value-type="string">
            <text:p>E-SWITCH - TL1014BF180QG - SWITCH, TACTILE, SPST, 0.05A, SMD</text:p>
          </table:table-cell>
          <table:table-cell office:value-type="string" calcext:value-type="string">
            <text:p>SW401</text:p>
          </table:table-cell>
          <table:table-cell office:value-type="string" calcext:value-type="string">
            <text:p><text:a xlink:href="http://cz.farnell.com/jsp/search/productdetail.jsp?SKU=2103641" xlink:type="simple">http://cz.farnell.com/jsp/search/productdetail.jsp?SKU=2103641</text:a>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SM4JSMATR</text:p>
          </table:table-cell>
          <table:table-cell table:style-name="ce4" office:value-type="string" calcext:value-type="string">
            <text:p>PUSH_SMD_FSM4JSMATR</text:p>
          </table:table-cell>
          <table:table-cell office:value-type="string" calcext:value-type="string">
            <text:p>TE CONNECTIVITY / ALCOSWITCH - FSM4JSMATR - SWITCH, TACTILE SPST, 0.05A, OUTSIDE L</text:p>
          </table:table-cell>
          <table:table-cell office:value-type="string" calcext:value-type="string">
            <text:p>SW402 SW403 SW404</text:p>
          </table:table-cell>
          <table:table-cell office:value-type="string" calcext:value-type="string">
            <text:p><text:a xlink:href="http://cz.farnell.com/jsp/search/productdetail.jsp?SKU=2292960" xlink:type="simple">http://cz.farnell.com/jsp/search/productdetail.jsp?SKU=229296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M431</text:p>
          </table:table-cell>
          <table:table-cell table:style-name="ce4" office:value-type="string" calcext:value-type="string">
            <text:p>BTM431</text:p>
          </table:table-cell>
          <table:table-cell office:value-type="string" calcext:value-type="string">
            <text:p>LAIRD TECHNOLOGIES - BTM431 - BLUETOOTH MOD, AT DATA, INT ANTENNA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<text:a xlink:href="http://cz.farnell.com/jsp/search/productdetail.jsp?SKU=1857737" xlink:type="simple">http://cz.farnell.com/jsp/search/productdetail.jsp?SKU=185773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RXT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STMICROELECTRONICS - STM32F103RCT6 - MCU, 32BIT, CORTEX-M3, 72MHZ, LQFP-64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<text:a xlink:href="http://cz.farnell.com/stmicroelectronics/stm32f103rct6/mcu-32bit-cortex-m3-72mhz-lqfp/dp/1624136" xlink:type="simple">http://cz.farnell.com/stmicroelectronics/stm32f103rct6/mcu-32bit-cortex-m3-72mhz-lqfp/dp/1624136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-B_USB</text:p>
          </table:table-cell>
          <table:table-cell office:value-type="string" calcext:value-type="string">
            <text:p>FCI - 10103594-0001LF - MICRO USB B, RECEPTACLE, SMT, RA, 5WAY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<text:a xlink:href="http://cz.farnell.com/jsp/search/productdetail.jsp?SKU=2293752" xlink:type="simple">http://cz.farnell.com/jsp/search/productdetail.jsp?SKU=229375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6BX</text:p>
          </table:table-cell>
          <table:table-cell office:value-type="string" calcext:value-type="string">
            <text:p>SO8N</text:p>
          </table:table-cell>
          <table:table-cell office:value-type="string" calcext:value-type="string">
            <text:p>STMICROELECTRONICS - USB6B1RL - ESD PROTECTION ARRAY, SOIC-8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<text:a xlink:href="http://cz.farnell.com/jsp/search/productdetail.jsp?SKU=2341651" xlink:type="simple">http://cz.farnell.com/jsp/search/productdetail.jsp?SKU=234165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- MCP73831T-2DCI/OT - IC, BATT MGMT, LI-ION/LI-POLY, SOT23-5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<text:a xlink:href="http://cz.farnell.com/microchip/mcp73831t-2dci-ot/ic-batt-mgmt-li-ion-li-poly-sot23/dp/1840935" xlink:type="simple">http://cz.farnell.com/microchip/mcp73831t-2dci-ot/ic-batt-mgmt-li-ion-li-poly-sot23/dp/184093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59015C33R</text:p>
          </table:table-cell>
          <table:table-cell office:value-type="string" calcext:value-type="string">
            <text:p>SOT323-5</text:p>
          </table:table-cell>
          <table:table-cell office:value-type="string" calcext:value-type="string">
            <text:p>STMICROELECTRONICS - LD59015C33R - V REG, 2.3-5.5V, 0.15A, 3.3V, 5SOT32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<text:a xlink:href="http://cz.farnell.com/stmicroelectronics/ld59015c33r/v-reg-2-3-5-5v-0-15a-3-3v-5sot323/dp/2311335?Ntt=LD59015C33R" xlink:type="simple">http://cz.farnell.com/stmicroelectronics/ld59015c33r/v-reg-2-3-5-5v-0-15a-3-3v-5sot323/dp/2311335?Ntt=LD59015C33R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X_FPC_RCPT_24POS</text:p>
          </table:table-cell>
          <table:table-cell office:value-type="string" calcext:value-type="string">
            <text:p>MOLEX - 52435-2471 - CONNECTOR, FPC, RCPT, 24POS, 1ROW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M309S8.000MABJ</text:p>
          </table:table-cell>
          <table:table-cell table:style-name="ce4" office:value-type="string" calcext:value-type="string">
            <text:p>XTAL_CM309S</text:p>
          </table:table-cell>
          <table:table-cell office:value-type="string" calcext:value-type="string">
            <text:p>CITIZEN FINETECH MIYOTA - CM309S8.000MABJ-UT - CRYSTAL 8MHZ</text:p>
          </table:table-cell>
          <table:table-cell office:value-type="string" calcext:value-type="string">
            <text:p>X402</text:p>
          </table:table-cell>
          <table:table-cell office:value-type="string" calcext:value-type="string">
            <text:p><text:a xlink:href="http://cz.farnell.com/jsp/search/productdetail.jsp?SKU=1703587" xlink:type="simple">http://cz.farnell.com/jsp/search/productdetail.jsp?SKU=170358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25-32.768</text:p>
          </table:table-cell>
          <table:table-cell table:style-name="ce4" office:value-type="string" calcext:value-type="string">
            <text:p>XTAL_ABS25</text:p>
          </table:table-cell>
          <table:table-cell office:value-type="string" calcext:value-type="string">
            <text:p>ABRACON - ABS25-32.768KHZ-1-T - CRYSTAL, 32.768KHZ, 12.5PF, SMD</text:p>
          </table:table-cell>
          <table:table-cell office:value-type="string" calcext:value-type="string">
            <text:p>X401</text:p>
          </table:table-cell>
          <table:table-cell office:value-type="string" calcext:value-type="string">
            <text:p><text:a xlink:href="http://cz.farnell.com/jsp/search/productdetail.jsp?SKU=2308714" xlink:type="simple">http://cz.farnell.com/jsp/search/productdetail.jsp?SKU=2308714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TS1107GS</text:p>
          </table:table-cell>
          <table:table-cell office:value-type="string" calcext:value-type="string">
            <text:p>PUSH_SMD_TS1107GS</text:p>
          </table:table-cell>
          <table:table-cell office:value-type="string" calcext:value-type="string">
            <text:p>P-TS1107GS</text:p>
          </table:table-cell>
          <table:table-cell office:value-type="string" calcext:value-type="string">
            <text:p>SW405 SW406</text:p>
          </table:table-cell>
          <table:table-cell office:value-type="string" calcext:value-type="string">
            <text:p><text:a xlink:href="http://www.gme.cz/p-ts1107gs-p630-275" xlink:type="simple">http://www.gme.cz/p-ts1107gs-p630-275</text:a>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.00.0000</text:date>, <text:time style:data-style-name="N2" text:time-value="21:35:22.68271787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8:36:44.677411297</meta:creation-date>
    <meta:generator>LibreOffice/4.2.6.2$Linux_X86_64 LibreOffice_project/420$Build-2</meta:generator>
    <dc:date>2014-09-08T21:38:20.208613451</dc:date>
    <meta:editing-duration>PT2H30M57S</meta:editing-duration>
    <meta:editing-cycles>13</meta:editing-cycles>
    <meta:document-statistic meta:table-count="1" meta:cell-count="220" meta:object-count="0"/>
  </office:meta>
</office:document-meta>
</file>